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700909" officeooo:paragraph-rsid="0070090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4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/text:p>
      <text:p text:style-name="P1">7C_mini_OS_clock</text:p>
      <text:p text:style-name="P1">7D_mini_OS_clock_with_adjustment</text:p>
      <text:p text:style-name="P1">7E_Stand_a_lone_clock</text:p>
      <text:p text:style-name="P1">7F_Stop_watch</text:p>
      <text:p text:style-name="P1">7G_Combined_clock_SW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6T20:41:34.555000000</dc:date>
    <meta:editing-duration>PT21H36M58S</meta:editing-duration>
    <meta:editing-cycles>67</meta:editing-cycles>
    <meta:document-statistic meta:table-count="0" meta:image-count="0" meta:object-count="0" meta:page-count="3" meta:paragraph-count="82" meta:word-count="218" meta:character-count="2281" meta:non-whitespace-character-count="1993"/>
  </office:meta>
</office:document-meta>
</file>